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000080"/>
    </style:style>
    <style:style style:name="P2" style:family="paragraph" style:parent-style-name="Heading_20_1">
      <style:text-properties fo:color="#000080"/>
    </style:style>
    <style:style style:name="P3" style:family="paragraph" style:parent-style-name="Heading_20_2">
      <style:paragraph-properties fo:text-align="center" style:justify-single-word="false"/>
      <style:text-properties fo:color="#ff0000" fo:font-size="15pt" fo:font-style="italic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untries &amp; Cities</text:h>
      <text:p text:style-name="P1"><text:span text:style-name="T2">From: </text:span><text:a xlink:type="simple" xlink:href="http://www.astrologyweekly.com/more-horary/countries-cities.php">http://www.astrologyweekly.com/more-horary/countries-cities.php</text:a></text:p>
      <text:p text:style-name="P1"/>
      <text:h text:style-name="P3" text:outline-level="2">Zodiacal Signs &amp; Countries</text:h>
      <text:p text:style-name="Text_20_body"><text:span text:style-name="T1">ARIES: <text:tab/></text:span>England, Germany, Poland, Palestine, Israel, Syria, Lithuania<text:line-break/><text:span text:style-name="T1">TAURUS: <text:tab/></text:span>Tasmania, Cyprus, Ireland, Switzerland, Capri, Rhodes, the Greek Islands<text:line-break/><text:span text:style-name="T1">GEMINI:<text:tab/></text:span>Belgium, Iceland, Sardinia, Morocco, Wales, Tunisia<text:line-break/><text:span text:style-name="T1">CANCER:<text:tab/></text:span>Holland, USA, Paraguay, Scotland, New Zealand<text:line-break/><text:span text:style-name="T1">LEO:<text:tab/><text:tab/></text:span>France, Italy, Macedonia, Romania, Sicily, Madagascar, Zanzibar<text:line-break/><text:span text:style-name="T1">VIRGO:<text:tab/></text:span>Brazil, Greece, Switzerland, Turkey, Crete, Uruguay, West Indies<text:line-break/><text:span text:style-name="T1">LIBRA:<text:tab/></text:span>Argentina, Austria, Burma, Canada, China, Japan, Siberia, Tibet<text:line-break/><text:span text:style-name="T1">SCORPIO:<text:tab/></text:span>Bavaria, Norway, Morocco, Queensland, Korea, Syria, the Transvaal<text:line-break/><text:span text:style-name="T1">SAGITTARIUS:<text:tab/></text:span>Australia, Chile, Hungary, Saudi Arabia, Singapore, South Africa, Spain<text:line-break/><text:span text:style-name="T1">CAPRICORN:<text:tab/></text:span>Bulgaria, Mexico, UK, Albania, Bosnia, Afghanistan, Lithuania, India<text:line-break/><text:span text:style-name="T1">AQUARIUS:<text:tab/><text:tab/></text:span>Finland, Iran, Russia, Sweden, Syria, Ethiopia<text:line-break/><text:span text:style-name="T1">PISCES:<text:tab/><text:tab/></text:span>Egypt, Normandy, North Africa, Portugal, Samoa, Scandinavia</text:p>
      <text:p text:style-name="Text_20_body"/>
      <text:h text:style-name="P3" text:outline-level="2">Zodiacal Signs &amp; Cities</text:h>
      <text:p text:style-name="Text_20_body"><text:span text:style-name="T1">ARIES:<text:tab/></text:span>Leicester, Florence, Krakow, Naples, Utrecht, Marseilles, Birmingham (UK)<text:line-break/><text:span text:style-name="T1">TAURUS:<text:tab/></text:span>Eastbourne, Hastings, Palermo, Lucerne, Leipzig, Dublin, St. Louis<text:line-break/><text:span text:style-name="T1">GEMINI:<text:tab/></text:span>Cardiff, London, Nuremberg, Tripoli, San Francisco, Melbourne, Plymouth<text:line-break/><text:span text:style-name="T1">CANCER:<text:tab/></text:span>Amsterdam, Manchester, Milan, New York, Stockholm, Tokyo, Venice, York<text:line-break/><text:span text:style-name="T1">LEO:<text:tab/><text:tab/></text:span>Bath, Bristol, Bombay, Chicago, Madrid, Los Angeles, Philadelphia, Rome<text:line-break/><text:span text:style-name="T1">VIRGO:<text:tab/></text:span>Athens, Paris, Boston, Toulouse, Corinth, Lyons, all spas and health resorts<text:line-break/><text:span text:style-name="T1">LIBRA:<text:tab/></text:span>Antwerp, Lisbon, Frankfurt, Copenhagen, Johannesburg, Vienna, Nottingham<text:line-break/><text:span text:style-name="T1">SCORPIO:<text:tab/></text:span>Baltimore, Cincinnati, New Orleans, Liverpool, Newcastle, Washington DC<text:line-break/><text:span text:style-name="T1">SAGITTARIUS:<text:tab/></text:span>Budapest, Naples, Nottingham, Sheffield, Sunderland, Stuttgart, Toronto<text:line-break/><text:span text:style-name="T1">CAPRICORN:<text:tab/></text:span>Brandenberg, Brussels, Oxford, Ghent, Delhi, Mexico City, Port Said<text:line-break/><text:span text:style-name="T1">AQUARIUS:<text:tab/><text:tab/></text:span>Bremen, Brighton, Hamburg, Helsinki, Moscow, Salzburg, St. Petersburg<text:line-break/><text:span text:style-name="T1">PISCES:<text:tab/><text:tab/></text:span>Alexandria, Cowes, Grimsby, Jerusalem, Bournemouth, Seville, Warsa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01:32:44</meta:creation-date>
    <meta:document-statistic meta:table-count="0" meta:image-count="0" meta:object-count="0" meta:page-count="1" meta:paragraph-count="6" meta:word-count="225" meta:character-count="1940" meta:non-whitespace-character-count="1713"/>
    <dc:date>2012-09-06T01:34:56</dc:date>
    <meta:editing-duration>PT2M12S</meta:editing-duration>
    <meta:editing-cycles>1</meta:editing-cycles>
    <meta:generator>LibreOffice/3.4$Unix LibreOffice_project/340m1$Build-1505</meta:generator>
  </office:meta>
</office:document-meta>
</file>